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fo:language="uk" fo:country="UA"/>
    </style:style>
    <style:style style:name="P6" style:parent-style-name="Standard" style:family="paragraph">
      <style:paragraph-properties fo:text-align="center"/>
    </style:style>
    <style:style style:name="T7" style:parent-style-name="Гиперссылка" style:family="text">
      <style:text-properties fo:language="en" fo:country="US"/>
    </style:style>
    <style:style style:name="T8" style:parent-style-name="Гиперссылка" style:family="text">
      <style:text-properties fo:language="en" fo:country="US"/>
    </style:style>
    <style:style style:name="T9" style:parent-style-name="Гиперссылка" style:family="text">
      <style:text-properties fo:language="en" fo:country="US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indent="0.4923in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Звіт</text:p>
      <text:p text:style-name="P2">Лабораторна робота 1</text:p>
      <text:p text:style-name="P3">Бази даних та інформаційні системи</text:p>
      <text:p text:style-name="P4"><text:span text:style-name="T5">Зубаха</text:span><text:s/>Андрій MIT-31</text:p>
      <text:p text:style-name="P6"><text:a xlink:href="https://github.com/Nike5170/databases" office:target-frame-name="_top" xlink:show="replace"><text:span text:style-name="Гиперссылка">https://github.com/</text:span><text:span text:style-name="T7">Nike5170/dat</text:span><text:bookmark-start text:name="_Hlt74085430"/><text:bookmark-start text:name="_Hlt74085431"/><text:span text:style-name="T8">a</text:span><text:bookmark-end text:name="_Hlt74085430"/><text:bookmark-end text:name="_Hlt74085431"/><text:span text:style-name="T9">bases</text:span></text:a></text:p>
      <text:p text:style-name="Standard"/>
      <text:p text:style-name="P10"/>
      <text:p text:style-name="P11"><text:span text:style-name="T12">Опис бізнес процесу для реалізації протягом вивчення дисципліни</text:span><text:span text:style-name="T13"><text:s/></text:span><text:span text:style-name="T14">«Бази даних та інформаційні систе</text:span><text:span text:style-name="T15">ми»</text:span></text:p>
      <text:p text:style-name="P16"><text:span text:style-name="T17">студента групи МІТ-31</text:span><text:span text:style-name="T18"><text:s/>Зубаха</text:span><text:span text:style-name="T19"><text:s/>Андрій<text:s/></text:span><text:span text:style-name="T20">Ігорович</text:span></text:p>
      <text:p text:style-name="P21"/>
      <text:p text:style-name="P22">Органайзер приміток</text:p>
      <text:p text:style-name="P23"><text:span text:style-name="T24">Користувач може створити полотно, на якому може розміщ</text:span><text:span text:style-name="T25">у</text:span><text:span text:style-name="T26">вати будь</text:span><text:span text:style-name="T27">-</text:span><text:span text:style-name="T28">яку кількість приміток.</text:span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6-08T19:59:00Z</meta:creation-date>
    <dc:date>2021-06-08T20:00:00Z</dc:date>
    <meta:print-date>2021-06-08T19:59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64" meta:character-count="432" meta:row-count="3" meta:non-whitespace-character-count="369"/>
  </office:meta>
</office:document-meta>
</file>